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24b12"/>
    </style:style>
    <style:style style:name="ce2" style:family="table-cell" style:parent-style-name="Default">
      <style:table-cell-properties fo:background-color="#8d281e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38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6349"/>
        </table:table-row>
        <table:table-row table:style-name="ro1">
          <table:table-cell table:number-columns-repeated="6"/>
          <table:table-cell office:value-type="string" calcext:value-type="string">
            <text:p>П2</text:p>
          </table:table-cell>
          <table:table-cell table:number-columns-repeated="2" office:value-type="string" calcext:value-type="string">
            <text:p>В2</text:p>
          </table:table-cell>
          <table:table-cell table:number-columns-repeated="3" office:value-type="string" calcext:value-type="string">
            <text:p>П2</text:p>
          </table:table-cell>
          <table:table-cell table:number-columns-repeated="2" office:value-type="string" calcext:value-type="string">
            <text:p>В1</text:p>
          </table:table-cell>
          <table:table-cell table:number-columns-repeated="15" office:value-type="string" calcext:value-type="string">
            <text:p>П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 + 2 &gt;= 30</text:p>
          </table:table-cell>
          <table:table-cell/>
          <table:table-cell table:formula="of:=30-2" office:value-type="float" office:value="28" calcext:value-type="float">
            <text:p>2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 + 3 &gt;= 30</text:p>
          </table:table-cell>
          <table:table-cell/>
          <table:table-cell table:formula="of:=30-3" office:value-type="float" office:value="27" calcext:value-type="float">
            <text:p>2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 * 2 &gt;= 30</text:p>
          </table:table-cell>
          <table:table-cell/>
          <table:table-cell table:formula="of:=30/2" office:value-type="float" office:value="15" calcext:value-type="float">
            <text:p>15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21:00:09.095000000</meta:creation-date>
    <dc:date>2022-10-06T14:30:38.220000000</dc:date>
    <meta:editing-duration>P6DT17H30M29S</meta:editing-duration>
    <meta:editing-cycles>2</meta:editing-cycles>
    <meta:generator>LibreOffice/7.4.1.2$Windows_X86_64 LibreOffice_project/3c58a8f3a960df8bc8fd77b461821e42c061c5f0</meta:generator>
    <meta:document-statistic meta:table-count="1" meta:cell-count="64" meta:object-count="0"/>
  </office:meta>
</office:document-meta>
</file>